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cm" svg:x="9.9cm" svg:y="1.1cm">
          <text:p text:style-name="P1">Tricks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2.6cm" svg:y="5.3cm">
          <text:p text:style-name="P1">Add a New 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0.2cm" svg:y="5.3cm">
          <text:p text:style-name="P1">Edit an Existing 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7.8cm" svg:y="5.3cm">
          <text:p text:style-name="P1">Delete an Existing </text:p>
          <text:p text:style-name="P1">Tric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cm" svg:y1="3.1cm" svg:x2="20.9cm" svg:y2="5.3cm">
          <text:p/>
        </draw:line>
        <draw:line draw:style-name="gr2" draw:text-style-name="P1" draw:layer="layout" svg:x1="13.1cm" svg:y1="3.1cm" svg:x2="13.1cm" svg:y2="5.3cm">
          <text:p/>
        </draw:line>
        <draw:line draw:style-name="gr2" draw:text-style-name="P1" draw:layer="layout" svg:x1="13.1cm" svg:y1="3.1cm" svg:x2="5.6cm" svg:y2="5.3cm">
          <text:p/>
        </draw:line>
        <draw:custom-shape draw:style-name="gr3" draw:text-style-name="P1" draw:layer="layout" svg:width="3.5cm" svg:height="2cm" svg:x="3.8cm" svg:y="9.9cm">
          <text:p text:style-name="P1">Get Trick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2cm" svg:x="13.8cm" svg:y="9.9cm">
          <text:p text:style-name="P1">Edit Trick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cm" svg:x="21.7cm" svg:y="9.3cm">
          <text:p text:style-name="P1">Remove Trick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2cm" svg:x="17.7cm" svg:y="9.3cm">
          <text:p text:style-name="P1">Get Trick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7.9cm" svg:x2="5.6cm" svg:y2="9.9cm">
          <text:p/>
        </draw:line>
        <draw:line draw:style-name="gr2" draw:text-style-name="P1" draw:layer="layout" svg:x1="13.2cm" svg:y1="7.9cm" svg:x2="15.5cm" svg:y2="10cm">
          <text:p/>
        </draw:line>
        <draw:line draw:style-name="gr2" draw:text-style-name="P1" draw:layer="layout" svg:x1="19.4cm" svg:y1="9.3cm" svg:x2="21cm" svg:y2="7.3cm">
          <text:p/>
        </draw:line>
        <draw:line draw:style-name="gr2" draw:text-style-name="P1" draw:layer="layout" svg:x1="21cm" svg:y1="7.3cm" svg:x2="23.8cm" svg:y2="9.3cm">
          <text:p/>
        </draw:line>
        <draw:custom-shape draw:style-name="gr7" draw:text-style-name="P1" draw:layer="layout" svg:width="3.4cm" svg:height="2cm" svg:x="9.6cm" svg:y="9.9cm">
          <text:p text:style-name="P1">Get Trick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cm" svg:y1="7.9cm" svg:x2="11.3cm" svg:y2="9.9cm">
          <text:p/>
        </draw:line>
        <draw:g>
          <draw:line draw:style-name="gr8" draw:text-style-name="P1" draw:layer="layout" svg:x1="11.289cm" svg:y1="9.48cm" svg:x2="11.681cm" svg:y2="8.9cm">
            <text:p/>
          </draw:line>
          <draw:custom-shape draw:style-name="gr9" draw:text-style-name="P1" draw:layer="layout" svg:width="0.4cm" svg:height="0.4cm" draw:transform="rotate (-0.594459143229269) translate (11.124cm 9.3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" draw:layer="layout" svg:x1="5.888cm" svg:y1="9.395cm" svg:x2="5.866cm" svg:y2="8.695cm">
            <text:p/>
          </draw:line>
          <draw:custom-shape draw:style-name="gr9" draw:text-style-name="P1" draw:layer="layout" svg:width="0.4cm" svg:height="0.4cm" draw:transform="rotate (0.0314159265358979) translate (5.688cm 9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" draw:layer="layout" svg:x1="14.417cm" svg:y1="8.681cm" svg:x2="14.886cm" svg:y2="9.201cm">
            <text:p/>
          </draw:line>
          <draw:custom-shape draw:style-name="gr9" draw:text-style-name="P1" draw:layer="layout" svg:width="0.4cm" svg:height="0.4cm" draw:transform="rotate (-2.40715810435058) translate (14.565cm 8.5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" draw:layer="layout" svg:x1="19.327cm" svg:y1="8.821cm" svg:x2="19.719cm" svg:y2="8.241cm">
            <text:p/>
          </draw:line>
          <draw:custom-shape draw:style-name="gr9" draw:text-style-name="P1" draw:layer="layout" svg:width="0.4cm" svg:height="0.4cm" draw:transform="rotate (-0.594459143229269) translate (19.162cm 8.7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" draw:layer="layout" svg:x1="22.455cm" svg:y1="8.022cm" svg:x2="22.924cm" svg:y2="8.542cm">
            <text:p/>
          </draw:line>
          <draw:custom-shape draw:style-name="gr9" draw:text-style-name="P1" draw:layer="layout" svg:width="0.4cm" svg:height="0.4cm" draw:transform="rotate (-2.40715810435058) translate (22.603cm 7.8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1.069cm" svg:height="0.962cm" svg:x="5.431cm" svg:y="7.938cm">
          <draw:text-box>
            <text:p>TI</text:p>
          </draw:text-box>
        </draw:frame>
        <draw:frame draw:style-name="gr10" draw:layer="layout" svg:width="1.069cm" svg:height="0.962cm" svg:x="11.431cm" svg:y="8.138cm">
          <draw:text-box>
            <text:p>TI</text:p>
          </draw:text-box>
        </draw:frame>
        <draw:frame draw:style-name="gr10" draw:layer="layout" svg:width="1.069cm" svg:height="0.962cm" svg:x="14.7cm" svg:y="8.7cm">
          <draw:text-box>
            <text:p>TI</text:p>
          </draw:text-box>
        </draw:frame>
        <draw:frame draw:style-name="gr10" draw:layer="layout" svg:width="1.069cm" svg:height="0.962cm" svg:x="19.3cm" svg:y="7.4cm">
          <draw:text-box>
            <text:p>TI</text:p>
          </draw:text-box>
        </draw:frame>
        <draw:frame draw:style-name="gr10" draw:layer="layout" svg:width="1.069cm" svg:height="0.962cm" svg:x="22.8cm" svg:y="8.1cm">
          <draw:text-box>
            <text:p>TI</text:p>
          </draw:text-box>
        </draw:frame>
        <draw:custom-shape draw:style-name="gr11" draw:text-style-name="P1" draw:layer="layout" svg:width="0.6cm" svg:height="0.7cm" svg:x="5.3cm" svg:y="7.3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6cm" svg:height="0.7cm" svg:x="12.901cm" svg:y="7.30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4.7cm" svg:height="2cm" svg:x="2cm" svg:y="1.1cm">
          <text:p text:style-name="P1">Key:</text:p>
          <text:p text:style-name="P1">1. If TI is val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5:00:34.694000000</meta:creation-date>
    <meta:generator>LibreOffice/4.3.2.2$Windows_x86 LibreOffice_project/edfb5295ba211bd31ad47d0bad0118690f76407d</meta:generator>
    <dc:date>2015-01-15T17:33:47.719000000</dc:date>
    <meta:editing-duration>PT55M8S</meta:editing-duration>
    <meta:editing-cycles>4</meta:editing-cycles>
    <meta:document-statistic meta:object-count="40"/>
  </office:meta>
</office:document-meta>
</file>